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aMU" svg:font-family="NaMU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list-style-name="L1"/>
    <style:style style:name="P2" style:family="paragraph" style:parent-style-name="Text_20_body" style:list-style-name="L1">
      <style:text-properties officeooo:paragraph-rsid="000cc89d"/>
    </style:style>
    <style:style style:name="P3" style:family="paragraph" style:parent-style-name="Text_20_body" style:list-style-name="L1">
      <style:text-properties fo:background-color="transparen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000000" loext:opacity="100%" style:font-name="NaMU" fo:font-size="10.5pt" fo:letter-spacing="normal" fo:font-style="normal" fo:font-weight="normal"/>
    </style:style>
    <style:style style:name="T3" style:family="text">
      <style:text-properties fo:font-variant="normal" fo:text-transform="none" fo:color="#ffffff" loext:opacity="100%" style:font-name="NaMU" fo:font-size="10.5pt" fo:letter-spacing="normal" fo:font-style="normal" fo:font-weight="normal"/>
    </style:style>
    <style:style style:name="T4" style:family="text">
      <style:text-properties officeooo:rsid="000cc89d"/>
    </style:style>
    <style:style style:name="T5" style:family="text">
      <style:text-properties fo:background-color="#f6f9d4" loext:char-shading-value="0"/>
    </style:style>
    <style:style style:name="T6" style:family="text">
      <style:text-properties officeooo:rsid="000cc89d" fo:background-color="#f6f9d4" loext:char-shading-value="0"/>
    </style:style>
    <style:style style:name="T7" style:family="text">
      <style:text-properties officeooo:rsid="000cc89d" fo:background-color="#f6f9d4" loext:char-shading-value="0"/>
    </style:style>
    <style:style style:name="T8" style:family="text">
      <style:text-properties fo:background-color="#f6f9d4" loext:char-shading-value="0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<text:line-break/></text:span>В рамках БД "песочница" напишите след/запросы:</text:p>
      <text:p text:style-name="Text_20_body"/>
      <text:list xml:id="list2378798760" text:style-name="L1">
        <text:list-item>
          <text:p text:style-name="P3">Вывести название и стоимость товаров от 20 EUR. </text:p>
          <text:p text:style-name="P2"><text:s text:c="4"/><text:span text:style-name="T8"><text:s/>--SELECT ProductName, Price FROM Products WHERE Price &gt;= </text:span><text:span text:style-name="T7">20</text:span></text:p>
          <text:p text:style-name="Text_20_body"/>
        </text:list-item>
        <text:list-item>
          <text:p text:style-name="P3">Вывести страны поставщиков. </text:p>
          <text:p text:style-name="Text_20_body"><text:s text:c="4"/><text:span text:style-name="T8">--SELECT DISTINCT <text:s/>Country FROM Suppliers;</text:span></text:p>
        </text:list-item>
        <text:list-item>
          <text:p text:style-name="P3">Вывести контактные имена клиентов, кроме тех, что из France и USA.</text:p>
          <text:p text:style-name="Text_20_body"><text:s text:c="2"/><text:span text:style-name="T8">--SELECT * FROM customers WHERE country NOT IN ('France', 'USA');</text:span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aMU" svg:font-family="NaMU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22:20:10.949000000</dc:date>
    <meta:editing-duration>PT1H37S</meta:editing-duration>
    <meta:editing-cycles>1</meta:editing-cycles>
    <meta:document-statistic meta:table-count="0" meta:image-count="0" meta:object-count="0" meta:page-count="1" meta:paragraph-count="7" meta:word-count="58" meta:character-count="372" meta:non-whitespace-character-count="312"/>
    <meta:generator>LibreOffice/7.4.1.2$Windows_X86_64 LibreOffice_project/3c58a8f3a960df8bc8fd77b461821e42c061c5f0</meta:generator>
  </office:meta>
</office:document-meta>
</file>